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5">Chapter Eighteen</text:p>
      <text:p text:style-name="P55"/>
      <text:p text:style-name="P55"><text:s text:c="5"/>Rus<text:span text:style-name="T434">s looked at his apartment. </text:span><text:span text:style-name="T435">It was bare. He needed to change t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2:40:14.252000000</dc:date>
    <meta:editing-cycles>466</meta:editing-cycles>
    <meta:generator>LibreOffice/7.4.1.2$Windows_X86_64 LibreOffice_project/3c58a8f3a960df8bc8fd77b461821e42c061c5f0</meta:generator>
    <meta:editing-duration>PT13H33M50S</meta:editing-duration>
    <meta:document-statistic meta:table-count="0" meta:image-count="0" meta:object-count="0" meta:page-count="68" meta:paragraph-count="869" meta:word-count="17117" meta:character-count="96527" meta:non-whitespace-character-count="76116"/>
  </office:meta>
</office:document-meta>
</file>